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60bd" officeooo:paragraph-rsid="000760bd"/>
    </style:style>
    <style:style style:name="P2" style:family="paragraph" style:parent-style-name="Standard">
      <style:text-properties officeooo:rsid="000760bd" officeooo:paragraph-rsid="0008c783"/>
    </style:style>
    <style:style style:name="P3" style:family="paragraph" style:parent-style-name="Standard">
      <style:text-properties fo:font-weight="bold" officeooo:rsid="000760bd" officeooo:paragraph-rsid="000760bd" style:font-weight-asian="bold" style:font-weight-complex="bold"/>
    </style:style>
    <style:style style:name="P4" style:family="paragraph" style:parent-style-name="Standard">
      <style:text-properties fo:font-weight="bold" officeooo:rsid="0008c783" officeooo:paragraph-rsid="0008c783" style:font-weight-asian="bold" style:font-weight-complex="bold"/>
    </style:style>
    <style:style style:name="P5" style:family="paragraph" style:parent-style-name="Standard">
      <style:text-properties fo:font-weight="bold" officeooo:rsid="0008c783" officeooo:paragraph-rsid="000ab95e" style:font-weight-asian="bold" style:font-weight-complex="bold"/>
    </style:style>
    <style:style style:name="P6" style:family="paragraph" style:parent-style-name="Standard">
      <style:text-properties fo:font-weight="normal" officeooo:rsid="000760bd" officeooo:paragraph-rsid="000760bd" style:font-weight-asian="normal" style:font-weight-complex="normal"/>
    </style:style>
    <style:style style:name="P7" style:family="paragraph" style:parent-style-name="Standard">
      <style:text-properties fo:font-weight="normal" officeooo:rsid="0008c783" officeooo:paragraph-rsid="0008c783" style:font-weight-asian="normal" style:font-weight-complex="normal"/>
    </style:style>
    <style:style style:name="P8" style:family="paragraph" style:parent-style-name="Standard">
      <style:text-properties fo:font-weight="normal" officeooo:rsid="0008c783" officeooo:paragraph-rsid="000ab95e" style:font-weight-asian="normal" style:font-weight-complex="normal"/>
    </style:style>
    <style:style style:name="P9" style:family="paragraph" style:parent-style-name="Standard">
      <style:paragraph-properties fo:break-before="page"/>
      <style:text-properties fo:font-weight="bold" officeooo:rsid="0008c783" officeooo:paragraph-rsid="0008c78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c783" style:font-weight-asian="bold" style:font-weight-complex="bold"/>
    </style:style>
    <style:style style:name="T3" style:family="text">
      <style:text-properties fo:font-weight="normal" officeooo:rsid="0008c783" style:font-weight-asian="normal" style:font-weight-complex="normal"/>
    </style:style>
    <style:style style:name="T4" style:family="text">
      <style:text-properties officeooo:rsid="0008c783"/>
    </style:style>
    <style:style style:name="T5" style:family="text">
      <style:text-properties officeooo:rsid="000ab9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hat is your Age group?</text:p>
      <text:p text:style-name="P1">18-24<text:tab/><text:tab/>25-34<text:tab/><text:tab/>35-44<text:tab/><text:tab/>45-54<text:tab/><text:tab/>55-64<text:tab/><text:tab/>65-74 <text:tab/><text:tab/>75+</text:p>
      <text:p text:style-name="P1"/>
      <text:p text:style-name="P3">What is your sex?</text:p>
      <text:p text:style-name="P1">Female<text:tab/><text:tab/>Male</text:p>
      <text:p text:style-name="P1"/>
      <text:p text:style-name="P3">How many hours/day do you spend sitting?</text:p>
      <text:p text:style-name="P1">less than 1<text:tab/>1-2<text:tab/>2-4<text:tab/>4-6<text:tab/>8+</text:p>
      <text:p text:style-name="P1"/>
      <text:p text:style-name="P3">In general, how would you rate your overall health? </text:p>
      <text:p text:style-name="P1">Excellent <text:tab/>Very Good<text:tab/>Good<text:tab/><text:tab/>Fair<text:tab/>Poor </text:p>
      <text:p text:style-name="P1"/>
      <text:p text:style-name="P3">Are you interested in lifestyle changes that can help you be healthier?</text:p>
      <text:p text:style-name="P1">YES <text:tab/>NO</text:p>
      <text:p text:style-name="P1"/>
      <text:p text:style-name="P4">What kind of mobile phone do you use?</text:p>
      <text:p text:style-name="P7">Iphone<text:tab/><text:tab/>Android<text:tab/><text:tab/>Other<text:tab/><text:tab/><text:tab/><text:tab/>None</text:p>
      <text:p text:style-name="P4"/>
      <text:p text:style-name="P4">Wh<text:span text:style-name="T5">at do you use your phone the most for</text:span>, and how often?</text:p>
      <text:p text:style-name="P7">1<text:tab/><text:tab/><text:tab/><text:tab/>Many times/day<text:tab/><text:span text:style-name="T5">several time/day once/</text:span>day<text:tab/>once a week</text:p>
      <text:p text:style-name="P8"><text:span text:style-name="T5">2</text:span><text:tab/><text:tab/><text:tab/><text:tab/>Many times/day<text:tab/><text:span text:style-name="T5">several time/day once/</text:span>day<text:tab/>once a week</text:p>
      <text:p text:style-name="P8"><text:span text:style-name="T5">3</text:span><text:tab/><text:tab/><text:tab/><text:tab/>Many times/day<text:tab/><text:span text:style-name="T5">several time/day once/</text:span>day<text:tab/>once a week</text:p>
      <text:p text:style-name="P8"><text:span text:style-name="T5">4</text:span><text:tab/><text:tab/><text:tab/><text:tab/>Many times/day<text:tab/><text:span text:style-name="T5">several time/day once/</text:span>day<text:tab/>once a week</text:p>
      <text:p text:style-name="P8"><text:span text:style-name="T5">5</text:span><text:tab/><text:tab/><text:tab/><text:tab/>Many times/day<text:tab/><text:span text:style-name="T5">several time/day once/</text:span>day<text:tab/>once a week</text:p>
      <text:p text:style-name="P8"><text:span text:style-name="T5">6</text:span><text:tab/><text:tab/><text:tab/><text:tab/>Many times/day<text:tab/><text:span text:style-name="T5">several time/day once/</text:span>day<text:tab/>once a week</text:p>
      <text:p text:style-name="P8"><text:span text:style-name="T5">7</text:span><text:tab/><text:tab/><text:tab/><text:tab/>Many times/day<text:tab/><text:span text:style-name="T5">several time/day once/</text:span>day<text:tab/>once a week</text:p>
      <text:p text:style-name="P8"><text:span text:style-name="T5">8</text:span><text:tab/><text:tab/><text:tab/><text:tab/>Many times/day<text:tab/><text:span text:style-name="T5">several time/day once/</text:span>day<text:tab/>once a week</text:p>
      <text:p text:style-name="P5">-------------------------------------------------------------------------------------------------------------</text:p>
      <text:p text:style-name="P6">The subject of this <text:span text:style-name="T5">survey</text:span> is a mobile app <text:span text:style-name="T5">in the</text:span> health <text:span text:style-name="T5">&amp; fitness category</text:span>.</text:p>
      <text:p text:style-name="P1">You will now be shown <text:span text:style-name="T5">its</text:span> Google Play Store.</text:p>
      <text:p text:style-name="P1">Please describe out loud what you are thinking and feeling while you are looking <text:span text:style-name="T4">at </text:span>the listing.</text:p>
      <text:p text:style-name="P1"/>
      <text:p text:style-name="P9">Is the purpose of the app clear?</text:p>
      <text:p text:style-name="P2">YES <text:tab/>NO</text:p>
      <text:p text:style-name="P2"/>
      <text:p text:style-name="P2"><text:span text:style-name="T2">If not, what wasn't clear?</text:span></text:p>
      <text:p text:style-name="P2"/>
      <text:p text:style-name="P2"/>
      <text:p text:style-name="P2"><text:span text:style-name="T2"/></text:p>
      <text:p text:style-name="P4">Is it obvious how the app works?</text:p>
      <text:p text:style-name="P2">YES <text:tab/>NO</text:p>
      <text:p text:style-name="P4"/>
      <text:p text:style-name="P4">If not, what isn't obvious?</text:p>
      <text:p text:style-name="P4"/>
      <text:p text:style-name="P4"/>
      <text:p text:style-name="P4"/>
      <text:p text:style-name="P4"/>
      <text:p text:style-name="P4"/>
      <text:p text:style-name="P4">Do you have any questions about the app before starting to use it?</text:p>
      <text:p text:style-name="P4"/>
      <text:p text:style-name="P4"/>
      <text:p text:style-name="P4"/>
      <text:p text:style-name="P4"/>
      <text:p text:style-name="P4"/>
      <text:p text:style-name="P4"/>
      <text:p text:style-name="P4">Would you install and use this app?</text:p>
      <text:p text:style-name="P2">YES <text:tab/>NO</text:p>
      <text:p text:style-name="P4"/>
      <text:p text:style-name="P4">If not, why?</text:p>
      <text:p text:style-name="P2"><text:span text:style-name="T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Do you have any ideas for improving this questionnaire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12:53:31.146685749</meta:creation-date>
    <meta:print-date>2014-10-12T16:00:58.631976330</meta:print-date>
    <dc:date>2014-10-13T05:28:20.397961608</dc:date>
    <meta:editing-duration>PT16H18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2" meta:paragraph-count="36" meta:word-count="261" meta:character-count="1540" meta:non-whitespace-character-count="1270"/>
  </office:meta>
</office:document-meta>
</file>